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1.274cm" fo:min-width="3.183cm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2.671cm" fo:min-width="4.58cm"/>
    </style:style>
    <style:style style:name="gr4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1.782cm" fo:min-width="4.326cm"/>
    </style:style>
    <style:style style:name="gr6" style:family="graphic" style:parent-style-name="standard">
      <style:graphic-properties svg:stroke-width="0.081cm" draw:marker-start-width="0.322cm" draw:marker-end-width="0.322cm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draw:auto-grow-height="false" fo:min-height="6.736cm" fo:min-width="7.375cm" fo:wrap-option="no-wrap"/>
    </style:style>
    <style:style style:name="gr8" style:family="graphic" style:parent-style-name="standard">
      <style:graphic-properties draw:auto-grow-height="false" fo:min-height="3.877cm" fo:min-width="7.437cm" fo:wrap-option="no-wrap"/>
    </style:style>
    <style:style style:name="gr9" style:family="graphic" style:parent-style-name="standard">
      <style:graphic-properties draw:fill-color="#ffdbb6" draw:textarea-horizontal-align="justify" draw:textarea-vertical-align="middle" draw:auto-grow-height="false" fo:min-height="1.147cm" fo:min-width="4.4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1.401cm" fo:min-width="6.612cm"/>
    </style:style>
    <style:style style:name="gr12" style:family="graphic" style:parent-style-name="standard">
      <style:graphic-properties draw:auto-grow-height="false" fo:min-height="6.101cm" fo:min-width="8.137cm" fo:wrap-option="no-wrap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2.29cm" fo:min-width="6.6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5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7.628cm"/>
    </style:style>
    <style:style style:name="gr16" style:family="graphic" style:parent-style-name="standard">
      <style:graphic-properties draw:fill-color="#f6f9d4" draw:textarea-horizontal-align="justify" draw:textarea-vertical-align="middle" draw:auto-grow-height="false" fo:min-height="1.782cm" fo:min-width="3.691cm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0.512cm" fo:min-width="1.405cm"/>
    </style:style>
    <style:style style:name="gr18" style:family="graphic" style:parent-style-name="standard">
      <style:graphic-properties draw:fill-color="#ffe994" draw:textarea-horizontal-align="justify" draw:textarea-vertical-align="middle" draw:auto-grow-height="false" fo:min-height="1.782cm" fo:min-width="3.691cm"/>
    </style:style>
    <style:style style:name="gr19" style:family="graphic" style:parent-style-name="standard">
      <style:graphic-properties draw:fill-color="#dde8cb" draw:textarea-horizontal-align="justify" draw:textarea-vertical-align="middle" draw:auto-grow-height="false" fo:min-height="1.782cm" fo:min-width="3.691cm"/>
    </style:style>
    <style:style style:name="gr20" style:family="graphic" style:parent-style-name="standard">
      <style:graphic-properties draw:fill-color="#e0c2cd" draw:textarea-horizontal-align="justify" draw:textarea-vertical-align="middle" draw:auto-grow-height="false" fo:min-height="0.639cm" fo:min-width="2.548cm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0.639cm" fo:min-width="2.548cm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147cm" fo:min-width="8.817cm"/>
    </style:style>
    <style:style style:name="gr24" style:family="graphic" style:parent-style-name="standard">
      <style:graphic-properties draw:fill-color="#999999" draw:textarea-horizontal-align="justify" draw:textarea-vertical-align="middle" draw:auto-grow-height="false" fo:min-height="2.417cm" fo:min-width="3.056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2.417cm" fo:min-width="3.056cm"/>
    </style:style>
    <style:style style:name="gr26" style:family="graphic" style:parent-style-name="standard">
      <style:graphic-properties draw:fill-color="#fff5ce" draw:textarea-horizontal-align="justify" draw:textarea-vertical-align="middle" draw:auto-grow-height="false" fo:min-height="2.417cm" fo:min-width="3.056cm"/>
    </style:style>
    <style:style style:name="gr27" style:family="graphic" style:parent-style-name="standard">
      <style:graphic-properties draw:fill-color="#b3cac7" draw:textarea-horizontal-align="justify" draw:textarea-vertical-align="middle" draw:auto-grow-height="false" fo:min-height="2.417cm" fo:min-width="3.056cm"/>
    </style:style>
    <style:style style:name="gr28" style:family="graphic" style:parent-style-name="standard">
      <style:graphic-properties draw:fill-color="#afd095" draw:textarea-horizontal-align="justify" draw:textarea-vertical-align="middle" draw:auto-grow-height="false" fo:min-height="2.417cm" fo:min-width="3.05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2.417cm" fo:min-width="3.056cm"/>
    </style:style>
    <style:style style:name="gr30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31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00a933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fill-color="#b2b2b2" draw:textarea-horizontal-align="justify" draw:textarea-vertical-align="middle" draw:auto-grow-height="false" fo:min-height="1.147cm" fo:min-width="5.961cm"/>
    </style:style>
    <style:style style:name="gr34" style:family="graphic" style:parent-style-name="standard">
      <style:graphic-properties draw:textarea-horizontal-align="justify" draw:textarea-vertical-align="middle" draw:auto-grow-height="false" fo:min-height="1.423cm" fo:min-width="2.843cm"/>
    </style:style>
    <style:style style:name="gr35" style:family="graphic" style:parent-style-name="standard">
      <style:graphic-properties svg:stroke-color="#dee6ef" draw:fill-color="#dee7e5" draw:textarea-horizontal-align="justify" draw:textarea-vertical-align="middle" draw:auto-grow-height="false" fo:min-height="1.423cm" fo:min-width="2.843cm"/>
    </style:style>
    <style:style style:name="gr36" style:family="graphic" style:parent-style-name="standard">
      <style:graphic-properties draw:fill-color="#dee7e5" draw:textarea-horizontal-align="justify" draw:textarea-vertical-align="middle" draw:auto-grow-height="false" fo:min-height="1.423cm" fo:min-width="2.843cm"/>
    </style:style>
    <style:style style:name="gr37" style:family="graphic" style:parent-style-name="standard">
      <style:graphic-properties draw:fill-color="#b2b2b2" draw:auto-grow-height="false" fo:min-height="6.869cm" fo:min-width="22.821cm" fo:wrap-option="no-wrap"/>
    </style:style>
    <style:style style:name="gr38" style:family="graphic" style:parent-style-name="standard">
      <style:graphic-properties draw:fill-color="#ffffd7" draw:textarea-horizontal-align="justify" draw:textarea-vertical-align="middle" draw:auto-grow-height="false" fo:min-height="1.423cm" fo:min-width="3.846cm"/>
    </style:style>
    <style:style style:name="gr39" style:family="graphic" style:parent-style-name="standard">
      <style:graphic-properties draw:fill-color="#afd095" draw:textarea-horizontal-align="justify" draw:textarea-vertical-align="middle" draw:auto-grow-height="false" fo:min-height="1.423cm" fo:min-width="3.846cm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1.515cm" fo:min-width="5.969cm" fo:wrap-option="no-wrap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1.515cm" fo:min-width="4.041cm" fo:wrap-option="no-wrap"/>
    </style:style>
    <style:style style:name="gr42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ffffd7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dbb6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6f9d4"/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ffe994"/>
      <style:paragraph-properties fo:text-align="center"/>
    </style:style>
    <style:style style:name="P14" style:family="paragraph">
      <loext:graphic-properties draw:fill-color="#dde8cb"/>
      <style:paragraph-properties fo:text-align="center"/>
    </style:style>
    <style:style style:name="P15" style:family="paragraph">
      <loext:graphic-properties draw:fill-color="#e0c2cd"/>
      <style:paragraph-properties fo:text-align="center"/>
    </style:style>
    <style:style style:name="P16" style:family="paragraph">
      <loext:graphic-properties draw:fill-color="#dee6ef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-color="#999999"/>
      <style:paragraph-properties fo:text-align="center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loext:graphic-properties draw:fill-color="#fff5ce"/>
      <style:paragraph-properties fo:text-align="center"/>
    </style:style>
    <style:style style:name="P21" style:family="paragraph">
      <loext:graphic-properties draw:fill-color="#b3cac7"/>
      <style:paragraph-properties fo:text-align="center"/>
    </style:style>
    <style:style style:name="P22" style:family="paragraph">
      <loext:graphic-properties draw:fill-color="#afd095"/>
      <style:paragraph-properties fo:text-align="center"/>
    </style:style>
    <style:style style:name="P23" style:family="paragraph">
      <loext:graphic-properties draw:fill-color="#eeeeee"/>
      <style:paragraph-properties fo:text-align="center"/>
    </style:style>
    <style:style style:name="P24" style:family="paragraph">
      <loext:graphic-properties draw:fill-color="#b2b2b2"/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-color="#dee7e5"/>
      <style:paragraph-properties fo:text-align="center"/>
    </style:style>
    <style:style style:name="P26" style:family="paragraph">
      <loext:graphic-properties draw:fill-color="#b2b2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27cm" svg:x="8.366cm" svg:y="2.016cm">
          <text:p text:style-name="P1"><text:span text:style-name="T1">Colav Organiz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1" draw:id="id1" draw:layer="layout" svg:width="3.683cm" svg:height="1.524cm" svg:x="3.921cm" svg:y="2.905cm">
          <text:p text:style-name="P1">GitHub Org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.08cm" svg:height="2.921cm" svg:x="9.382cm" svg:y="4.429cm">
          <text:p text:style-name="P1">Repositories</text:p>
          <text:p text:style-name="P1">Ex: WOSPlu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604cm" svg:y1="3.667cm" svg:x2="9.382cm" svg:y2="5.889cm" draw:start-shape="id1" draw:start-glue-point="1" draw:end-shape="id2" draw:end-glue-point="3" svg:d="M7604 3667h889v2222h889" svg:viewBox="0 0 1779 2223">
          <text:p/>
        </draw:connector>
        <draw:custom-shape draw:style-name="gr5" draw:text-style-name="P5" xml:id="id3" draw:id="id3" draw:layer="layout" svg:width="4.826cm" svg:height="2.032cm" svg:x="17.002cm" svg:y="4.048cm">
          <text:p text:style-name="P1">Travis CI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4.826cm" svg:height="2.032cm" svg:x="17.002cm" svg:y="6.588cm">
          <text:p text:style-name="P1">Codac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462cm" svg:y1="5.889cm" svg:x2="17.002cm" svg:y2="5.064cm" draw:start-shape="id2" draw:start-glue-point="1" draw:end-shape="id3" draw:end-glue-point="3" svg:d="M14462 5889h1270v-825h1270" svg:viewBox="0 0 2541 826">
          <text:p/>
        </draw:connector>
        <draw:connector draw:style-name="gr6" draw:text-style-name="P1" draw:layer="layout" svg:x1="14.462cm" svg:y1="5.889cm" svg:x2="17.002cm" svg:y2="7.604cm" draw:start-shape="id2" draw:start-glue-point="1" draw:end-shape="id4" draw:end-glue-point="3" svg:d="M14462 5889h1270v1715h1270" svg:viewBox="0 0 2541 1716">
          <text:p/>
        </draw:connector>
        <draw:custom-shape draw:style-name="gr7" draw:text-style-name="P6" draw:layer="layout" svg:width="7.874cm" svg:height="6.985cm" svg:x="15.097cm" svg:y="2.27cm">
          <text:p><text:span text:style-name="T1">Services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xml:id="id5" draw:id="id5" draw:layer="layout" svg:width="8.001cm" svg:height="4.191cm" svg:x="15.124cm" svg:y="9.63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6.18357487922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7" draw:layer="layout" svg:width="4.953cm" svg:height="1.397cm" svg:x="16.621cm" svg:y="11.541cm">
          <text:p text:style-name="P1">Pypi Org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423cm" svg:height="0.962cm" svg:x="15.37cm" svg:y="9.89cm">
          <draw:text-box>
            <text:p><text:span text:style-name="T1">Packages</text:span></text:p>
          </draw:text-box>
        </draw:frame>
        <draw:connector draw:style-name="gr4" draw:text-style-name="P1" draw:layer="layout" svg:x1="11.922cm" svg:y1="7.35cm" svg:x2="15.124cm" svg:y2="11.731cm" draw:start-shape="id2" draw:start-glue-point="2" draw:end-shape="id5" draw:end-glue-point="3" svg:d="M11922 7350v4381h3202" svg:viewBox="0 0 3203 4382">
          <text:p/>
        </draw:connector>
        <draw:custom-shape draw:style-name="gr11" draw:text-style-name="P9" xml:id="id6" draw:id="id6" draw:layer="layout" svg:width="7.112cm" svg:height="1.651cm" svg:x="3.113cm" svg:y="9.009cm">
          <text:p text:style-name="P1"><text:span text:style-name="T1">Jekyll</text:span></text:p>
          <text:p text:style-name="P1">https://colav.github.io/</text:p>
          <draw:enhanced-geometry svg:viewBox="0 0 21600 21600" draw:type="rectangle" draw:enhanced-path="M 0 0 L 21600 0 21600 21600 0 21600 0 0 Z N"/>
        </draw:custom-shape>
        <draw:custom-shape draw:style-name="gr12" draw:layer="layout" svg:width="8.636cm" svg:height="6.35cm" svg:x="2.397cm" svg:y="7.6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text-style-name="P9" xml:id="id7" draw:id="id7" draw:layer="layout" svg:width="7.112cm" svg:height="2.54cm" svg:x="3.113cm" svg:y="11.076cm">
          <text:p text:style-name="P1"><text:span text:style-name="T1">SPHINX</text:span></text:p>
          <text:p text:style-name="P1">API / Packages </text:p>
          <text:p text:style-name="P1">Documentation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5.125cm" svg:height="0.962cm" svg:x="2.524cm" svg:y="7.858cm">
          <draw:text-box>
            <text:p><text:span text:style-name="T1">Documentation</text:span></text:p>
          </draw:text-box>
        </draw:frame>
        <draw:connector draw:style-name="gr4" draw:text-style-name="P1" draw:layer="layout" svg:x1="11.922cm" svg:y1="7.35cm" svg:x2="10.225cm" svg:y2="9.834cm" draw:start-shape="id2" draw:start-glue-point="2" draw:end-shape="id6" draw:end-glue-point="1" svg:d="M11922 7350v2484h-1697" svg:viewBox="0 0 1698 2485">
          <text:p/>
        </draw:connector>
        <draw:connector draw:style-name="gr4" draw:text-style-name="P1" draw:layer="layout" svg:x1="11.922cm" svg:y1="7.35cm" svg:x2="10.225cm" svg:y2="12.346cm" draw:start-shape="id2" draw:start-glue-point="2" draw:end-shape="id7" draw:end-glue-point="1" svg:d="M11922 7350v4996h-1697" svg:viewBox="0 0 1698 4997">
          <text:p/>
        </draw:connector>
      </draw:page>
      <draw:page draw:name="page2" draw:style-name="dp1" draw:master-page-name="Default">
        <draw:custom-shape draw:style-name="gr15" draw:text-style-name="P10" draw:layer="layout" svg:width="8.128cm" svg:height="1.016cm" svg:x="9.59cm" svg:y="1.762cm">
          <text:p text:style-name="P1"><text:span text:style-name="T1">PDBServer / PDBLoa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9" draw:id="id9" draw:layer="layout" svg:width="4.191cm" svg:height="2.032cm" svg:x="3.459cm" svg:y="6.326cm">
          <text:p text:style-name="P1">PDBLoader</text:p>
          <draw:enhanced-geometry svg:viewBox="0 0 21600 21600" draw:type="rectangle" draw:enhanced-path="M 0 0 L 21600 0 21600 21600 0 21600 0 0 Z N"/>
        </draw:custom-shape>
        <draw:custom-shape draw:style-name="gr17" draw:text-style-name="P12" xml:id="id8" draw:id="id8" draw:layer="layout" svg:width="1.905cm" svg:height="0.762cm" svg:x="2.551cm" svg:y="4.302cm">
          <text:p text:style-name="P1">csv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0" draw:id="id10" draw:layer="layout" svg:width="1.905cm" svg:height="0.762cm" svg:x="4.583cm" svg:y="4.302cm">
          <text:p text:style-name="P1">json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1" draw:id="id11" draw:layer="layout" svg:width="1.905cm" svg:height="0.762cm" svg:x="6.623cm" svg:y="4.302cm">
          <text:p text:style-name="P1">excel</text:p>
          <draw:enhanced-geometry svg:viewBox="0 0 21600 21600" draw:type="rectangle" draw:enhanced-path="M 0 0 L 21600 0 21600 21600 0 21600 0 0 Z N"/>
        </draw:custom-shape>
        <draw:g>
          <draw:connector draw:style-name="gr4" draw:text-style-name="P1" draw:layer="layout" svg:x1="3.503cm" svg:y1="5.064cm" svg:x2="5.554cm" svg:y2="6.326cm" draw:start-shape="id8" draw:start-glue-point="2" draw:end-shape="id9" draw:end-glue-point="0" svg:d="M3503 5064v631h2051v631" svg:viewBox="0 0 2052 1263">
            <text:p/>
          </draw:connector>
          <draw:connector draw:style-name="gr4" draw:text-style-name="P1" draw:layer="layout" svg:x1="5.535cm" svg:y1="5.064cm" svg:x2="5.554cm" svg:y2="6.326cm" draw:start-shape="id10" draw:start-glue-point="2" draw:end-shape="id9" draw:end-glue-point="0" svg:d="M5535 5064v631h19v631" svg:viewBox="0 0 20 1263">
            <text:p/>
          </draw:connector>
          <draw:connector draw:style-name="gr4" draw:text-style-name="P1" draw:layer="layout" draw:line-skew="-0.01cm" svg:x1="7.575cm" svg:y1="5.064cm" svg:x2="5.554cm" svg:y2="6.326cm" draw:start-shape="id11" draw:start-glue-point="2" draw:end-shape="id9" draw:end-glue-point="0" svg:d="M7575 5064v621h-2021v641" svg:viewBox="0 0 2022 1263">
            <text:p/>
          </draw:connector>
        </draw:g>
        <draw:custom-shape draw:style-name="gr18" draw:text-style-name="P13" xml:id="id12" draw:id="id12" draw:layer="layout" svg:width="4.191cm" svg:height="2.032cm" svg:x="10.087cm" svg:y="6.353cm">
          <text:p text:style-name="P1">MongoDB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3" draw:id="id13" draw:layer="layout" svg:width="4.191cm" svg:height="2.032cm" svg:x="16.528cm" svg:y="6.353cm">
          <text:p text:style-name="P1">PDBServer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5" draw:id="id15" draw:layer="layout" svg:width="3.048cm" svg:height="0.889cm" svg:x="17.102cm" svg:y="3.97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21" draw:text-style-name="P16" xml:id="id14" draw:id="id14" draw:layer="layout" svg:width="3.048cm" svg:height="0.889cm" svg:x="21.156cm" svg:y="3.275cm">
          <text:p text:style-name="P1">Queries</text:p>
          <draw:enhanced-geometry svg:viewBox="0 0 21600 21600" draw:type="rectangle" draw:enhanced-path="M 0 0 L 21600 0 21600 21600 0 21600 0 0 Z N"/>
        </draw:custom-shape>
        <draw:custom-shape draw:style-name="gr21" draw:text-style-name="P16" xml:id="id16" draw:id="id16" draw:layer="layout" svg:width="3.048cm" svg:height="0.889cm" svg:x="21.156cm" svg:y="4.675cm">
          <text:p text:style-name="P1">APIKey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s" svg:x1="7.65cm" svg:y1="7.342cm" svg:x2="10.087cm" svg:y2="7.369cm" draw:start-shape="id9" draw:start-glue-point="1" draw:end-shape="id12" draw:end-glue-point="3" svg:d="M7650 7342h500l1435 27h502" svg:viewBox="0 0 2438 28">
          <text:p/>
        </draw:connector>
        <draw:connector draw:style-name="gr22" draw:text-style-name="P17" draw:layer="layout" draw:type="lines" svg:x1="16.528cm" svg:y1="7.369cm" svg:x2="14.278cm" svg:y2="7.369cm" draw:start-shape="id13" draw:start-glue-point="3" draw:end-shape="id12" draw:end-glue-point="1" svg:d="M16528 7369h-502-1248-500" svg:viewBox="0 0 2251 1">
          <text:p/>
        </draw:connector>
        <draw:connector draw:style-name="gr22" draw:text-style-name="P17" draw:layer="layout" draw:type="lines" svg:x1="21.156cm" svg:y1="3.719cm" svg:x2="20.15cm" svg:y2="4.419cm" draw:start-shape="id14" draw:start-glue-point="3" draw:end-shape="id15" draw:end-glue-point="1" svg:d="M21156 3719h-501l-4 700h-501" svg:viewBox="0 0 1007 701">
          <text:p/>
        </draw:connector>
        <draw:connector draw:style-name="gr22" draw:text-style-name="P17" draw:layer="layout" draw:type="lines" svg:x1="21.156cm" svg:y1="5.119cm" svg:x2="20.15cm" svg:y2="4.419cm" draw:start-shape="id16" draw:start-glue-point="3" draw:end-shape="id15" draw:end-glue-point="1" svg:d="M21156 5119h-501l-4-700h-501" svg:viewBox="0 0 1007 701">
          <text:p/>
        </draw:connector>
        <draw:connector draw:style-name="gr22" draw:text-style-name="P17" draw:layer="layout" draw:type="line" svg:x1="18.623cm" svg:y1="6.353cm" svg:x2="18.626cm" svg:y2="4.864cm" draw:start-shape="id13" draw:start-glue-point="0" draw:end-shape="id15" draw:end-glue-point="2" svg:d="M18623 6353l3-1489" svg:viewBox="0 0 4 1490">
          <text:p/>
        </draw:connector>
      </draw:page>
      <draw:page draw:name="page3" draw:style-name="dp1" draw:master-page-name="Default">
        <draw:custom-shape draw:style-name="gr23" draw:text-style-name="P10" draw:layer="layout" svg:width="9.317cm" svg:height="1.397cm" svg:x="9.59cm" svg:y="1.381cm">
          <text:p text:style-name="P1"><text:span text:style-name="T1">Colav Automation</text:span></text:p>
          <text:p text:style-name="P1"><text:span text:style-name="T1">Google Scholar Architecture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25" draw:id="id25" draw:layer="layout" svg:width="3.556cm" svg:height="2.667cm" svg:x="2.651cm" svg:y="4.048cm">
          <text:p text:style-name="P1">Google</text:p>
          <text:p text:style-name="P1">Scholar</text:p>
          <draw:enhanced-geometry svg:viewBox="0 0 21600 21600" draw:type="rectangle" draw:enhanced-path="M 0 0 L 21600 0 21600 21600 0 21600 0 0 Z N"/>
        </draw:custom-shape>
        <draw:custom-shape draw:style-name="gr25" draw:text-style-name="P19" xml:id="id20" draw:id="id20" draw:layer="layout" svg:width="3.556cm" svg:height="2.667cm" svg:x="7.651cm" svg:y="4.048cm">
          <text:p text:style-name="P1">Rotating</text:p>
          <text:p text:style-name="P1">Proxies</text:p>
          <draw:enhanced-geometry svg:viewBox="0 0 21600 21600" draw:type="rectangle" draw:enhanced-path="M 0 0 L 21600 0 21600 21600 0 21600 0 0 Z N"/>
        </draw:custom-shape>
        <draw:custom-shape draw:style-name="gr26" draw:text-style-name="P20" xml:id="id17" draw:id="id17" draw:layer="layout" svg:width="3.556cm" svg:height="2.667cm" svg:x="7.951cm" svg:y="8.148cm">
          <text:p text:style-name="P1">GSLookUp</text:p>
          <draw:enhanced-geometry svg:viewBox="0 0 21600 21600" draw:type="rectangle" draw:enhanced-path="M 0 0 L 21600 0 21600 21600 0 21600 0 0 Z N"/>
        </draw:custom-shape>
        <draw:custom-shape draw:style-name="gr27" draw:text-style-name="P21" xml:id="id18" draw:id="id18" draw:layer="layout" svg:width="3.556cm" svg:height="2.667cm" svg:x="14.051cm" svg:y="5.748cm">
          <text:p text:style-name="P1">PDBServer</text:p>
          <draw:enhanced-geometry svg:viewBox="0 0 21600 21600" draw:type="rectangle" draw:enhanced-path="M 0 0 L 21600 0 21600 21600 0 21600 0 0 Z N"/>
        </draw:custom-shape>
        <draw:custom-shape draw:style-name="gr28" draw:text-style-name="P22" xml:id="id19" draw:id="id19" draw:layer="layout" svg:width="3.556cm" svg:height="2.667cm" svg:x="20.651cm" svg:y="4.048cm">
          <text:p text:style-name="P1">MongoDB</text:p>
          <draw:enhanced-geometry svg:viewBox="0 0 21600 21600" draw:type="rectangle" draw:enhanced-path="M 0 0 L 21600 0 21600 21600 0 21600 0 0 Z N"/>
        </draw:custom-shape>
        <draw:custom-shape draw:style-name="gr29" draw:text-style-name="P23" xml:id="id21" draw:id="id21" draw:layer="layout" svg:width="3.556cm" svg:height="2.667cm" svg:x="19.061cm" svg:y="8.028cm">
          <text:p text:style-name="P1">PDBLoader</text:p>
          <draw:enhanced-geometry svg:viewBox="0 0 21600 21600" draw:type="rectangle" draw:enhanced-path="M 0 0 L 21600 0 21600 21600 0 21600 0 0 Z N"/>
        </draw:custom-shape>
        <draw:custom-shape draw:style-name="gr30" draw:text-style-name="P1" xml:id="id22" draw:id="id22" draw:layer="layout" svg:width="2.032cm" svg:height="0.762cm" svg:x="23.606cm" svg:y="7.858cm">
          <text:p text:style-name="P1">csv</text:p>
          <draw:enhanced-geometry svg:viewBox="0 0 21600 21600" draw:type="rectangle" draw:enhanced-path="M 0 0 L 21600 0 21600 21600 0 21600 0 0 Z N"/>
        </draw:custom-shape>
        <draw:custom-shape draw:style-name="gr30" draw:text-style-name="P1" xml:id="id23" draw:id="id23" draw:layer="layout" svg:width="2.032cm" svg:height="0.762cm" svg:x="23.606cm" svg:y="8.858cm">
          <text:p text:style-name="P1">json</text:p>
          <draw:enhanced-geometry svg:viewBox="0 0 21600 21600" draw:type="rectangle" draw:enhanced-path="M 0 0 L 21600 0 21600 21600 0 21600 0 0 Z N"/>
        </draw:custom-shape>
        <draw:custom-shape draw:style-name="gr30" draw:text-style-name="P1" xml:id="id24" draw:id="id24" draw:layer="layout" svg:width="2.032cm" svg:height="0.762cm" svg:x="23.606cm" svg:y="9.858cm">
          <text:p text:style-name="P1">excel</text:p>
          <draw:enhanced-geometry svg:viewBox="0 0 21600 21600" draw:type="rectangle" draw:enhanced-path="M 0 0 L 21600 0 21600 21600 0 21600 0 0 Z N"/>
        </draw:custom-shape>
        <draw:connector draw:style-name="gr31" draw:text-style-name="P17" draw:layer="layout" svg:x1="9.729cm" svg:y1="10.815cm" svg:x2="15.829cm" svg:y2="8.415cm" draw:start-shape="id17" draw:start-glue-point="2" draw:end-shape="id18" draw:end-glue-point="2" svg:d="M9729 10815v500h6100v-2900" svg:viewBox="0 0 6101 2901">
          <text:p/>
        </draw:connector>
        <draw:connector draw:style-name="gr32" draw:text-style-name="P17" draw:layer="layout" svg:x1="14.051cm" svg:y1="7.081cm" svg:x2="11.507cm" svg:y2="9.481cm" draw:start-shape="id18" draw:start-glue-point="3" draw:end-shape="id17" draw:end-glue-point="1" svg:d="M14051 7081h-1272v2400h-1272" svg:viewBox="0 0 2545 2401">
          <text:p/>
        </draw:connector>
        <draw:connector draw:style-name="gr32" draw:text-style-name="P17" draw:layer="layout" svg:x1="22.429cm" svg:y1="4.048cm" svg:x2="15.829cm" svg:y2="5.748cm" draw:start-shape="id19" draw:start-glue-point="0" draw:end-shape="id18" draw:end-glue-point="0" svg:d="M22429 4048v-502h-6600v2202" svg:viewBox="0 0 6601 2203">
          <text:p/>
        </draw:connector>
        <draw:connector draw:style-name="gr31" draw:text-style-name="P17" draw:layer="layout" svg:x1="17.607cm" svg:y1="7.081cm" svg:x2="20.651cm" svg:y2="5.381cm" draw:start-shape="id18" draw:start-glue-point="1" draw:end-shape="id19" draw:end-glue-point="3" svg:d="M17607 7081h1522v-1700h1522" svg:viewBox="0 0 3045 1701">
          <text:p/>
        </draw:connector>
        <draw:connector draw:style-name="gr32" draw:text-style-name="P17" draw:layer="layout" svg:x1="9.729cm" svg:y1="8.148cm" svg:x2="11.207cm" svg:y2="5.381cm" draw:start-shape="id17" draw:start-glue-point="0" draw:end-shape="id20" draw:end-glue-point="1" svg:d="M9729 8148v-717h1979v-2050h-501" svg:viewBox="0 0 1980 2768">
          <text:p/>
        </draw:connector>
        <draw:connector draw:style-name="gr31" draw:text-style-name="P17" draw:layer="layout" svg:x1="9.429cm" svg:y1="6.715cm" svg:x2="7.951cm" svg:y2="9.481cm" draw:start-shape="id20" draw:start-glue-point="2" draw:end-shape="id17" draw:end-glue-point="3" svg:d="M9429 6715v716h-1979v2050h501" svg:viewBox="0 0 1980 2767">
          <text:p/>
        </draw:connector>
        <draw:connector draw:style-name="gr31" draw:text-style-name="P17" draw:layer="layout" svg:x1="20.839cm" svg:y1="8.028cm" svg:x2="22.429cm" svg:y2="6.715cm" draw:start-shape="id21" draw:start-glue-point="0" draw:end-shape="id19" draw:end-glue-point="2" svg:d="M20839 8028v-657h1590v-656" svg:viewBox="0 0 1591 1314">
          <text:p/>
        </draw:connector>
        <draw:connector draw:style-name="gr31" draw:text-style-name="P17" draw:layer="layout" svg:x1="23.606cm" svg:y1="8.239cm" svg:x2="22.617cm" svg:y2="9.361cm" draw:start-shape="id22" draw:start-glue-point="3" draw:end-shape="id21" draw:end-glue-point="1" svg:d="M23606 8239h-494v1122h-495" svg:viewBox="0 0 990 1123">
          <text:p/>
        </draw:connector>
        <draw:connector draw:style-name="gr31" draw:text-style-name="P17" draw:layer="layout" svg:x1="23.606cm" svg:y1="9.239cm" svg:x2="22.617cm" svg:y2="9.361cm" draw:start-shape="id23" draw:start-glue-point="3" draw:end-shape="id21" draw:end-glue-point="1" svg:d="M23606 9239h-494v122h-495" svg:viewBox="0 0 990 123">
          <text:p/>
        </draw:connector>
        <draw:connector draw:style-name="gr31" draw:text-style-name="P17" draw:layer="layout" svg:x1="23.606cm" svg:y1="10.239cm" svg:x2="22.617cm" svg:y2="9.361cm" draw:start-shape="id24" draw:start-glue-point="3" draw:end-shape="id21" draw:end-glue-point="1" svg:d="M23606 10239h-494v-878h-495" svg:viewBox="0 0 990 879">
          <text:p/>
        </draw:connector>
        <draw:connector draw:style-name="gr32" draw:text-style-name="P17" draw:layer="layout" svg:x1="9.429cm" svg:y1="4.048cm" svg:x2="4.429cm" svg:y2="4.048cm" draw:start-shape="id20" draw:start-glue-point="0" draw:end-shape="id25" draw:end-glue-point="0" svg:d="M9429 4048v-502h-5000v502" svg:viewBox="0 0 5001 503">
          <text:p/>
        </draw:connector>
        <draw:connector draw:style-name="gr31" draw:text-style-name="P17" draw:layer="layout" svg:x1="6.207cm" svg:y1="5.381cm" svg:x2="7.651cm" svg:y2="5.381cm" draw:start-shape="id25" draw:start-glue-point="1" draw:end-shape="id20" draw:end-glue-point="3" svg:d="M6207 5381h1444" svg:viewBox="0 0 1445 1">
          <text:p/>
        </draw:connector>
      </draw:page>
      <draw:page draw:name="page4" draw:style-name="dp1" draw:master-page-name="Default">
        <draw:custom-shape draw:style-name="gr33" draw:text-style-name="P24" draw:layer="layout" svg:width="6.461cm" svg:height="1.397cm" svg:x="9.59cm" svg:y="3.287cm">
          <text:p text:style-name="P1"><text:span text:style-name="T1">Data Lake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xml:id="id27" draw:id="id27" draw:layer="layout" svg:width="3.343cm" svg:height="1.673cm" svg:x="2.94cm" svg:y="5.423cm">
          <text:p text:style-name="P1">Web Of</text:p>
          <text:p text:style-name="P1">Science</text:p>
          <draw:enhanced-geometry svg:viewBox="0 0 21600 21600" draw:type="rectangle" draw:enhanced-path="M 0 0 L 21600 0 21600 21600 0 21600 0 0 Z N"/>
        </draw:custom-shape>
        <draw:custom-shape draw:style-name="gr34" draw:text-style-name="P1" xml:id="id29" draw:id="id29" draw:layer="layout" svg:width="3.343cm" svg:height="1.673cm" svg:x="7.24cm" svg:y="5.423cm">
          <text:p text:style-name="P1">Scopus</text:p>
          <draw:enhanced-geometry svg:viewBox="0 0 21600 21600" draw:type="rectangle" draw:enhanced-path="M 0 0 L 21600 0 21600 21600 0 21600 0 0 Z N"/>
        </draw:custom-shape>
        <draw:custom-shape draw:style-name="gr34" draw:text-style-name="P1" xml:id="id28" draw:id="id28" draw:layer="layout" svg:width="3.343cm" svg:height="1.673cm" svg:x="5.14cm" svg:y="7.723cm">
          <text:p text:style-name="P1">Scielo</text:p>
          <draw:enhanced-geometry svg:viewBox="0 0 21600 21600" draw:type="rectangle" draw:enhanced-path="M 0 0 L 21600 0 21600 21600 0 21600 0 0 Z N"/>
        </draw:custom-shape>
        <draw:custom-shape draw:style-name="gr35" draw:text-style-name="P25" xml:id="id26" draw:id="id26" draw:layer="layout" svg:width="3.343cm" svg:height="1.673cm" svg:x="5.14cm" svg:y="3.323cm">
          <text:p text:style-name="P1">Redalyc</text:p>
          <draw:enhanced-geometry svg:viewBox="0 0 21600 21600" draw:type="rectangle" draw:enhanced-path="M 0 0 L 21600 0 21600 21600 0 21600 0 0 Z N"/>
        </draw:custom-shape>
        <draw:custom-shape draw:style-name="gr36" draw:text-style-name="P25" xml:id="id30" draw:id="id30" draw:layer="layout" svg:width="3.343cm" svg:height="1.673cm" svg:x="17.54cm" svg:y="3.323cm">
          <text:p text:style-name="P1">LENS</text:p>
          <text:p text:style-name="P1">ORG</text:p>
          <draw:enhanced-geometry svg:viewBox="0 0 21600 21600" draw:type="rectangle" draw:enhanced-path="M 0 0 L 21600 0 21600 21600 0 21600 0 0 Z N"/>
        </draw:custom-shape>
        <draw:custom-shape draw:style-name="gr34" draw:text-style-name="P1" xml:id="id31" draw:id="id31" draw:layer="layout" svg:width="3.343cm" svg:height="1.673cm" svg:x="14.04cm" svg:y="5.423cm">
          <text:p text:style-name="P1">Microsoft</text:p>
          <draw:enhanced-geometry svg:viewBox="0 0 21600 21600" draw:type="rectangle" draw:enhanced-path="M 0 0 L 21600 0 21600 21600 0 21600 0 0 Z N"/>
        </draw:custom-shape>
        <draw:custom-shape draw:style-name="gr34" draw:text-style-name="P1" xml:id="id33" draw:id="id33" draw:layer="layout" svg:width="3.343cm" svg:height="1.673cm" svg:x="15.74cm" svg:y="7.623cm">
          <text:p text:style-name="P1">CrossRef</text:p>
          <draw:enhanced-geometry svg:viewBox="0 0 21600 21600" draw:type="rectangle" draw:enhanced-path="M 0 0 L 21600 0 21600 21600 0 21600 0 0 Z N"/>
        </draw:custom-shape>
        <draw:custom-shape draw:style-name="gr34" draw:text-style-name="P1" xml:id="id34" draw:id="id34" draw:layer="layout" svg:width="3.343cm" svg:height="1.673cm" svg:x="19.64cm" svg:y="7.623cm">
          <text:p text:style-name="P1">PubMed</text:p>
          <draw:enhanced-geometry svg:viewBox="0 0 21600 21600" draw:type="rectangle" draw:enhanced-path="M 0 0 L 21600 0 21600 21600 0 21600 0 0 Z N"/>
        </draw:custom-shape>
        <draw:custom-shape draw:style-name="gr34" draw:text-style-name="P1" xml:id="id32" draw:id="id32" draw:layer="layout" svg:width="3.343cm" svg:height="1.673cm" svg:x="21.24cm" svg:y="5.423cm">
          <text:p text:style-name="P1">Core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" svg:x1="6.811cm" svg:y1="4.996cm" svg:x2="4.611cm" svg:y2="5.423cm" draw:start-shape="id26" draw:start-glue-point="2" draw:end-shape="id27" draw:end-glue-point="0" svg:d="M6811 4996l-2200 427" svg:viewBox="0 0 2201 428">
          <text:p/>
        </draw:connector>
        <draw:connector draw:style-name="gr22" draw:text-style-name="P17" draw:layer="layout" draw:type="line" svg:x1="6.811cm" svg:y1="4.996cm" svg:x2="6.811cm" svg:y2="7.723cm" draw:start-shape="id26" draw:start-glue-point="2" draw:end-shape="id28" draw:end-glue-point="0" svg:d="M6811 4996v2727" svg:viewBox="0 0 1 2728">
          <text:p/>
        </draw:connector>
        <draw:connector draw:style-name="gr22" draw:text-style-name="P17" draw:layer="layout" draw:type="line" svg:x1="6.811cm" svg:y1="4.996cm" svg:x2="8.911cm" svg:y2="5.423cm" draw:start-shape="id26" draw:start-glue-point="2" draw:end-shape="id29" draw:end-glue-point="0" svg:d="M6811 4996l2100 427" svg:viewBox="0 0 2101 428">
          <text:p/>
        </draw:connector>
        <draw:connector draw:style-name="gr22" draw:text-style-name="P17" draw:layer="layout" draw:type="line" svg:x1="17.54cm" svg:y1="4.159cm" svg:x2="15.711cm" svg:y2="5.423cm" draw:start-shape="id30" draw:start-glue-point="3" draw:end-shape="id31" draw:end-glue-point="0" svg:d="M17540 4159l-1829 1264" svg:viewBox="0 0 1830 1265">
          <text:p/>
        </draw:connector>
        <draw:connector draw:style-name="gr22" draw:text-style-name="P17" draw:layer="layout" draw:type="line" svg:x1="20.883cm" svg:y1="4.159cm" svg:x2="22.911cm" svg:y2="5.423cm" draw:start-shape="id30" draw:start-glue-point="1" draw:end-shape="id32" draw:end-glue-point="0" svg:d="M20883 4159l2028 1264" svg:viewBox="0 0 2029 1265">
          <text:p/>
        </draw:connector>
        <draw:connector draw:style-name="gr22" draw:text-style-name="P17" draw:layer="layout" draw:type="line" svg:x1="19.211cm" svg:y1="4.996cm" svg:x2="17.411cm" svg:y2="7.623cm" draw:start-shape="id30" draw:start-glue-point="2" draw:end-shape="id33" draw:end-glue-point="0" svg:d="M19211 4996l-1800 2627" svg:viewBox="0 0 1801 2628">
          <text:p/>
        </draw:connector>
        <draw:connector draw:style-name="gr22" draw:text-style-name="P17" draw:layer="layout" draw:type="line" svg:x1="19.211cm" svg:y1="4.996cm" svg:x2="21.311cm" svg:y2="7.623cm" draw:start-shape="id30" draw:start-glue-point="2" draw:end-shape="id34" draw:end-glue-point="0" svg:d="M19211 4996l2100 2627" svg:viewBox="0 0 2101 2628">
          <text:p/>
        </draw:connector>
        <draw:custom-shape draw:style-name="gr37" draw:text-style-name="P26" xml:id="id35" draw:id="id35" draw:layer="layout" svg:width="23.495cm" svg:height="7.293cm" svg:x="2.27cm" svg:y="2.72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59.13521619595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8" draw:text-style-name="P4" xml:id="id36" draw:id="id36" draw:layer="layout" svg:width="4.346cm" svg:height="1.673cm" svg:x="11.84cm" svg:y="11.523cm">
          <text:p text:style-name="P1">GSLookUP</text:p>
          <draw:enhanced-geometry svg:viewBox="0 0 21600 21600" draw:type="rectangle" draw:enhanced-path="M 0 0 L 21600 0 21600 21600 0 21600 0 0 Z N"/>
        </draw:custom-shape>
        <draw:custom-shape draw:style-name="gr38" draw:text-style-name="P4" xml:id="id37" draw:id="id37" draw:layer="layout" svg:width="4.346cm" svg:height="1.673cm" svg:x="18.04cm" svg:y="11.523cm">
          <text:p text:style-name="P1">Google </text:p>
          <text:p text:style-name="P1">Scholar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" svg:x1="14.017cm" svg:y1="10.017cm" svg:x2="14.013cm" svg:y2="11.523cm" draw:start-shape="id35" draw:start-glue-point="2" draw:end-shape="id36" draw:end-glue-point="0" svg:d="M14017 10017l-4 1506" svg:viewBox="0 0 5 1507">
          <text:p/>
        </draw:connector>
        <draw:connector draw:style-name="gr22" draw:text-style-name="P17" draw:layer="layout" draw:type="line" svg:x1="18.04cm" svg:y1="12.359cm" svg:x2="16.186cm" svg:y2="12.359cm" draw:start-shape="id37" draw:start-glue-point="3" draw:end-shape="id36" draw:end-glue-point="1" svg:d="M18040 12359h-1854" svg:viewBox="0 0 1855 1">
          <text:p/>
        </draw:connector>
        <draw:custom-shape draw:style-name="gr39" draw:text-style-name="P22" xml:id="id38" draw:id="id38" draw:layer="layout" svg:width="4.346cm" svg:height="1.673cm" svg:x="11.84cm" svg:y="14.123cm">
          <text:p text:style-name="P1">Data Staging</text:p>
          <draw:enhanced-geometry svg:viewBox="0 0 21600 21600" draw:type="rectangle" draw:enhanced-path="M 0 0 L 21600 0 21600 21600 0 21600 0 0 Z N"/>
        </draw:custom-shape>
        <draw:connector draw:style-name="gr22" draw:text-style-name="P17" draw:layer="layout" draw:type="line" svg:x1="14.013cm" svg:y1="13.196cm" svg:x2="14.013cm" svg:y2="14.123cm" draw:start-shape="id36" draw:start-glue-point="2" draw:end-shape="id38" draw:end-glue-point="0" svg:d="M14013 13196v927" svg:viewBox="0 0 1 928">
          <text:p/>
        </draw:connector>
        <draw:custom-shape draw:style-name="gr39" draw:text-style-name="P22" xml:id="id39" draw:id="id39" draw:layer="layout" svg:width="4.346cm" svg:height="1.673cm" svg:x="11.84cm" svg:y="17.023cm">
          <text:p text:style-name="P1">PDBServer</text:p>
          <draw:enhanced-geometry svg:viewBox="0 0 21600 21600" draw:type="rectangle" draw:enhanced-path="M 0 0 L 21600 0 21600 21600 0 21600 0 0 Z N"/>
        </draw:custom-shape>
        <draw:custom-shape draw:style-name="gr39" draw:text-style-name="P22" xml:id="id40" draw:id="id40" draw:layer="layout" svg:width="4.346cm" svg:height="1.673cm" svg:x="18.04cm" svg:y="17.023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6.985cm" svg:height="1.905cm" svg:x="2.397cm" svg:y="10.271cm">
          <text:p text:style-name="P1">ETL</text:p>
          <text:p text:style-name="P1"><text:span text:style-name="T2">Extract, Transform, Load</text:span></text:p>
          <draw:enhanced-geometry svg:viewBox="0 0 21600 21600" draw:text-areas="800 800 20800 20800" draw:type="round-rectangular-callout" draw:modifiers="28878.3280847409 23741.8677859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3" draw:layer="layout" svg:width="4.903cm" svg:height="1.905cm" svg:x="4.556cm" svg:y="12.766cm">
          <text:p text:style-name="P1">MongoDB</text:p>
          <draw:enhanced-geometry svg:viewBox="0 0 21600 21600" draw:text-areas="800 800 20800 20800" draw:type="round-rectangular-callout" draw:modifiers="31968.352365416 23741.8677859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2" draw:text-style-name="P17" draw:layer="layout" draw:type="line" svg:x1="14.013cm" svg:y1="17.023cm" svg:x2="14.013cm" svg:y2="15.796cm" draw:start-shape="id39" draw:start-glue-point="0" draw:end-shape="id38" draw:end-glue-point="2" svg:d="M14013 17023v-1227" svg:viewBox="0 0 1 1228">
          <text:p/>
        </draw:connector>
        <draw:connector draw:style-name="gr42" draw:text-style-name="P17" draw:layer="layout" draw:type="line" svg:x1="16.186cm" svg:y1="17.859cm" svg:x2="18.04cm" svg:y2="17.859cm" draw:start-shape="id39" draw:start-glue-point="1" draw:end-shape="id40" draw:end-glue-point="3" svg:d="M16186 17859h1854" svg:viewBox="0 0 185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2:38:57.915952496</meta:creation-date>
    <dc:date>2019-05-13T16:44:16.418970800</dc:date>
    <meta:editing-duration>PT59M31S</meta:editing-duration>
    <meta:editing-cycles>11</meta:editing-cycles>
    <meta:generator>LibreOffice/6.2.3.2$Linux_X86_64 LibreOffice_project/20$Build-2</meta:generator>
    <meta:document-statistic meta:object-count="90"/>
  </office:meta>
</office:document-meta>
</file>